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ffff99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1.799cm" svg:height="0.794cm" svg:x="9.79cm" svg:y="2.011cm">
          <text:p text:style-name="P1">Start</text:p>
        </draw:ellipse>
        <draw:custom-shape draw:style-name="gr2" draw:text-style-name="P1" draw:layer="layout" svg:width="3.969cm" svg:height="0.662cm" svg:x="8.837cm" svg:y="3.651cm">
          <text:p text:style-name="P2"><text:span text:style-name="T1">Citeste nr_it</text:span></text:p>
          <draw:enhanced-geometry svg:viewBox="0 0 21600 21600" draw:glue-points="?f6 0 10800 ?f8 ?f11 10800 ?f9 21600 10800 ?f10 ?f5 10800" draw:text-areas="?f3 ?f3 ?f4 ?f4" draw:type="parallelogram" draw:modifiers="3318.8916876574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10.742cm" svg:y1="2.805cm" svg:x2="10.769cm" svg:y2="3.651cm">
          <text:p/>
        </draw:line>
        <draw:rect draw:style-name="gr1" draw:text-style-name="P1" draw:layer="layout" svg:width="1.984cm" svg:height="0.688cm" svg:x="9.79cm" svg:y="5.186cm">
          <text:p text:style-name="P2"><text:span text:style-name="T1">i=0,e=0</text:span></text:p>
        </draw:rect>
        <draw:line draw:style-name="gr3" draw:text-style-name="P2" draw:layer="layout" svg:x1="10.743cm" svg:y1="4.313cm" svg:x2="10.77cm" svg:y2="5.159cm">
          <text:p/>
        </draw:line>
        <draw:rect draw:style-name="gr1" draw:text-style-name="P1" draw:layer="layout" svg:width="4.63cm" svg:height="0.662cm" svg:x="10.213cm" svg:y="14.473cm">
          <text:p text:style-name="P2"><text:span text:style-name="T1">e=e+1/fact</text:span></text:p>
        </draw:rect>
        <draw:line draw:style-name="gr3" draw:text-style-name="P2" draw:layer="layout" svg:x1="12.569cm" svg:y1="15.12cm" svg:x2="12.596cm" svg:y2="15.966cm">
          <text:p/>
        </draw:line>
        <draw:line draw:style-name="gr3" draw:text-style-name="P2" draw:layer="layout" svg:x1="10.797cm" svg:y1="5.874cm" svg:x2="10.824cm" svg:y2="6.72cm">
          <text:p/>
        </draw:line>
        <draw:rect draw:style-name="gr4" draw:text-style-name="P1" draw:layer="layout" svg:width="0.662cm" svg:height="0.423cm" svg:x="10.425cm" svg:y="17.225cm">
          <text:p text:style-name="P2"><text:span text:style-name="T1">Da</text:span></text:p>
        </draw:rect>
        <draw:rect draw:style-name="gr4" draw:text-style-name="P1" draw:layer="layout" svg:width="0.662cm" svg:height="0.423cm" svg:x="14.076cm" svg:y="17.067cm">
          <text:p text:style-name="P2"><text:span text:style-name="T1">Nu</text:span></text:p>
        </draw:rect>
        <draw:line draw:style-name="gr5" draw:text-style-name="P2" draw:layer="layout" svg:x1="10.954cm" svg:y1="18.39cm" svg:x2="5.292cm" svg:y2="18.362cm">
          <text:p/>
        </draw:line>
        <draw:line draw:style-name="gr5" draw:text-style-name="P2" draw:layer="layout" svg:x1="16.432cm" svg:y1="18.389cm" svg:x2="14.368cm" svg:y2="18.389cm">
          <text:p/>
        </draw:line>
        <draw:custom-shape draw:style-name="gr2" draw:text-style-name="P1" draw:layer="layout" svg:width="3.466cm" svg:height="1.137cm" svg:x="10.902cm" svg:y="17.256cm">
          <text:p text:style-name="P2"><text:span text:style-name="T1">i&lt;=nr_it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.984cm" svg:height="0.608cm" svg:x="11.697cm" svg:y="15.929cm">
          <text:p text:style-name="P2"><text:span text:style-name="T1">i=i+1</text:span></text:p>
        </draw:rect>
        <draw:line draw:style-name="gr5" draw:text-style-name="P2" draw:layer="layout" svg:x1="5.318cm" svg:y1="18.389cm" svg:x2="5.265cm" svg:y2="6.245cm">
          <text:p/>
        </draw:line>
        <draw:line draw:style-name="gr3" draw:text-style-name="P2" draw:layer="layout" svg:x1="5.239cm" svg:y1="6.138cm" svg:x2="10.848cm" svg:y2="6.139cm">
          <text:p/>
        </draw:line>
        <draw:line draw:style-name="gr3" draw:text-style-name="P2" draw:layer="layout" svg:x1="16.461cm" svg:y1="18.401cm" svg:x2="16.488cm" svg:y2="19.247cm">
          <text:p/>
        </draw:line>
        <draw:custom-shape draw:style-name="gr2" draw:text-style-name="P1" draw:layer="layout" svg:width="3.969cm" svg:height="0.662cm" svg:x="14.474cm" svg:y="19.236cm">
          <text:p text:style-name="P2"><text:span text:style-name="T1">Afiseaza e</text:span></text:p>
          <draw:enhanced-geometry svg:viewBox="0 0 21600 21600" draw:glue-points="?f6 0 10800 ?f8 ?f11 10800 ?f9 21600 10800 ?f10 ?f5 10800" draw:text-areas="?f3 ?f3 ?f4 ?f4" draw:type="parallelogram" draw:modifiers="3318.8916876574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16.515cm" svg:y1="19.909cm" svg:x2="16.542cm" svg:y2="20.755cm">
          <text:p/>
        </draw:line>
        <draw:ellipse draw:style-name="gr1" draw:text-style-name="P1" draw:layer="layout" svg:width="1.799cm" svg:height="0.794cm" svg:x="15.638cm" svg:y="20.77cm">
          <text:p text:style-name="P1">Stop</text:p>
        </draw:ellipse>
        <draw:line draw:style-name="gr3" draw:text-style-name="P2" draw:layer="layout" svg:x1="12.625cm" svg:y1="16.549cm" svg:x2="12.647cm" svg:y2="17.304cm">
          <text:p/>
        </draw:line>
        <draw:rect draw:style-name="gr1" draw:text-style-name="P1" draw:layer="layout" svg:width="1.984cm" svg:height="0.688cm" svg:x="9.843cm" svg:y="6.773cm">
          <text:p text:style-name="P2"><text:span text:style-name="T1">j=1,fact=1</text:span></text:p>
        </draw:rect>
        <draw:custom-shape draw:style-name="gr2" draw:text-style-name="P1" draw:layer="layout" svg:width="3.466cm" svg:height="1.137cm" svg:x="9.156cm" svg:y="8.261cm">
          <text:p text:style-name="P2"><text:span text:style-name="T1">j&lt;=i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4" draw:text-style-name="P1" draw:layer="layout" svg:width="0.662cm" svg:height="0.423cm" svg:x="8.628cm" svg:y="8.178cm">
          <text:p text:style-name="P2"><text:span text:style-name="T1">Da</text:span></text:p>
        </draw:rect>
        <draw:rect draw:style-name="gr4" draw:text-style-name="P1" draw:layer="layout" svg:width="0.662cm" svg:height="0.423cm" svg:x="12.279cm" svg:y="8.02cm">
          <text:p text:style-name="P2"><text:span text:style-name="T1">Nu</text:span></text:p>
        </draw:rect>
        <draw:line draw:style-name="gr3" draw:text-style-name="P2" draw:layer="layout" svg:x1="10.828cm" svg:y1="7.502cm" svg:x2="10.85cm" svg:y2="8.257cm">
          <text:p/>
        </draw:line>
        <draw:rect draw:style-name="gr1" draw:text-style-name="P1" draw:layer="layout" svg:width="2.09cm" svg:height="0.688cm" svg:x="8.149cm" svg:y="10.16cm">
          <text:p text:style-name="P2"><text:span text:style-name="T1">fact=fact*j</text:span></text:p>
        </draw:rect>
        <draw:line draw:style-name="gr3" draw:text-style-name="P2" draw:layer="layout" svg:x1="9.161cm" svg:y1="9.408cm" svg:x2="9.183cm" svg:y2="10.163cm">
          <text:p/>
        </draw:line>
        <draw:rect draw:style-name="gr1" draw:text-style-name="P1" draw:layer="layout" svg:width="1.984cm" svg:height="0.688cm" svg:x="8.176cm" svg:y="11.535cm">
          <text:p text:style-name="P2"><text:span text:style-name="T1">j=j+1</text:span></text:p>
        </draw:rect>
        <draw:line draw:style-name="gr3" draw:text-style-name="P2" draw:layer="layout" svg:x1="9.188cm" svg:y1="10.811cm" svg:x2="9.21cm" svg:y2="11.566cm">
          <text:p/>
        </draw:line>
        <draw:line draw:style-name="gr5" draw:text-style-name="P2" draw:layer="layout" svg:x1="9.181cm" svg:y1="12.224cm" svg:x2="9.181cm" svg:y2="13.07cm">
          <text:p/>
        </draw:line>
        <draw:line draw:style-name="gr5" draw:text-style-name="P2" draw:layer="layout" svg:x1="9.181cm" svg:y1="13.07cm" svg:x2="7.038cm" svg:y2="13.07cm">
          <text:p/>
        </draw:line>
        <draw:line draw:style-name="gr5" draw:text-style-name="P2" draw:layer="layout" svg:x1="6.985cm" svg:y1="13.097cm" svg:x2="6.985cm" svg:y2="8.043cm">
          <text:p/>
        </draw:line>
        <draw:line draw:style-name="gr3" draw:text-style-name="P2" draw:layer="layout" svg:x1="6.985cm" svg:y1="8.017cm" svg:x2="10.848cm" svg:y2="7.964cm">
          <text:p/>
        </draw:line>
        <draw:line draw:style-name="gr3" draw:text-style-name="P2" draw:layer="layout" svg:x1="12.621cm" svg:y1="9.393cm" svg:x2="12.568cm" svg:y2="14.4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o" fo:country="RO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tudent </meta:initial-creator>
    <meta:creation-date>2014-11-12T10:18:16.02</meta:creation-date>
    <dc:date>2014-11-12T10:44:54.65</dc:date>
    <dc:creator>student </dc:creator>
    <meta:editing-duration>PT00H02M41S</meta:editing-duration>
    <meta:editing-cycles>2</meta:editing-cycles>
    <meta:generator>OpenOffice.org/3.2$Win32 OpenOffice.org_project/320m18$Build-9502</meta:generator>
    <meta:document-statistic meta:object-count="35"/>
  </office:meta>
</office:document-meta>
</file>